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00a" officeooo:paragraph-rsid="0017900a"/>
    </style:style>
    <style:style style:name="T1" style:family="text">
      <style:text-properties officeooo:rsid="00185f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text:span text:style-name="T1">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7T12:58:36.831000000</meta:creation-date>
    <dc:date>2023-10-07T15:13:35.163000000</dc:date>
    <meta:editing-duration>PT2H14M58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